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an Gabriel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nio.inicial</text:p>
          </table:table-cell>
          <table:table-cell office:value-type="string" calcext:value-type="string">
            <text:p>anio.final</text:p>
          </table:table-cell>
          <table:table-cell office:value-type="string" calcext:value-type="string">
            <text:p>duracion</text:p>
          </table:table-cell>
          <table:table-cell office:value-type="string" calcext:value-type="string">
            <text:p>sever</text:p>
          </table:table-cell>
          <table:table-cell office:value-type="string" calcext:value-type="string">
            <text:p>sever.rel</text:p>
          </table:table-cell>
          <table:table-cell office:value-type="string" calcext:value-type="string">
            <text:p>tipo.sequia</text:p>
          </table:table-cell>
        </table:table-row>
        <table:table-row table:style-name="ro1">
          <table:table-cell table:number-columns-repeated="2"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  <table:table-cell office:value-type="float" office:value="-44.9" calcext:value-type="float">
            <text:p>-44.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954" calcext:value-type="float">
            <text:p>1954</text:p>
          </table:table-cell>
          <table:table-cell office:value-type="float" office:value="5" calcext:value-type="float">
            <text:p>5</text:p>
          </table:table-cell>
          <table:table-cell office:value-type="float" office:value="-142.8" calcext:value-type="float">
            <text:p>-142.8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Intensa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957" calcext:value-type="float">
            <text:p>1957</text:p>
          </table:table-cell>
          <table:table-cell office:value-type="float" office:value="2" calcext:value-type="float">
            <text:p>2</text:p>
          </table:table-cell>
          <table:table-cell office:value-type="float" office:value="-77.2" calcext:value-type="float">
            <text:p>-77.2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float" office:value="-2.3" calcext:value-type="float">
            <text:p>-2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965" calcext:value-type="float">
            <text:p>1965</text:p>
          </table:table-cell>
          <table:table-cell office:value-type="float" office:value="4" calcext:value-type="float">
            <text:p>4</text:p>
          </table:table-cell>
          <table:table-cell office:value-type="float" office:value="-160.4" calcext:value-type="float">
            <text:p>-160.4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Intensa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  <table:table-cell office:value-type="float" office:value="-78.2" calcext:value-type="float">
            <text:p>-78.2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-28.6" calcext:value-type="float">
            <text:p>-28.6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float" office:value="-124.5" calcext:value-type="float">
            <text:p>-124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ntensa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office:value-type="float" office:value="-125.9" calcext:value-type="float">
            <text:p>-125.9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ntensa</text:p>
          </table:table-cell>
        </table:table-row>
        <table:table-row table:style-name="ro1">
          <table:table-cell table:number-columns-repeated="2"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-51.9" calcext:value-type="float">
            <text:p>-51.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-60.1" calcext:value-type="float">
            <text:p>-6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-169.2" calcext:value-type="float">
            <text:p>-169.2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Intensa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-413.2" calcext:value-type="float">
            <text:p>-41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ordinaria</text:p>
          </table:table-cell>
        </table:table-row>
        <table:table-row table:style-name="ro1">
          <table:table-cell table:number-columns-repeated="2"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-11.7" calcext:value-type="float">
            <text:p>-11.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-10.6" calcext:value-type="float">
            <text:p>-10.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-59.7" calcext:value-type="float">
            <text:p>-59.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gera</text:p>
          </table:table-cell>
        </table:table-row>
      </table:table>
      <table:table table:name="La Boquill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nio.inicial</text:p>
          </table:table-cell>
          <table:table-cell office:value-type="string" calcext:value-type="string">
            <text:p>anio.final</text:p>
          </table:table-cell>
          <table:table-cell office:value-type="string" calcext:value-type="string">
            <text:p>duracion</text:p>
          </table:table-cell>
          <table:table-cell office:value-type="string" calcext:value-type="string">
            <text:p>sever</text:p>
          </table:table-cell>
          <table:table-cell office:value-type="string" calcext:value-type="string">
            <text:p>sever.rel</text:p>
          </table:table-cell>
          <table:table-cell office:value-type="string" calcext:value-type="string">
            <text:p>tipo.sequia</text:p>
          </table:table-cell>
        </table:table-row>
        <table:table-row table:style-name="ro1">
          <table:table-cell table:number-columns-repeated="2" office:value-type="float" office:value="1935" calcext:value-type="float">
            <text:p>1935</text:p>
          </table:table-cell>
          <table:table-cell office:value-type="float" office:value="1" calcext:value-type="float">
            <text:p>1</text:p>
          </table:table-cell>
          <table:table-cell office:value-type="float" office:value="-90.2" calcext:value-type="float">
            <text:p>-90.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1937" calcext:value-type="float">
            <text:p>1937</text:p>
          </table:table-cell>
          <table:table-cell office:value-type="float" office:value="1" calcext:value-type="float">
            <text:p>1</text:p>
          </table:table-cell>
          <table:table-cell office:value-type="float" office:value="-133.7" calcext:value-type="float">
            <text:p>-133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1940" calcext:value-type="float">
            <text:p>1940</text:p>
          </table:table-cell>
          <table:table-cell office:value-type="float" office:value="1" calcext:value-type="float">
            <text:p>1</text:p>
          </table:table-cell>
          <table:table-cell office:value-type="float" office:value="-377.1" calcext:value-type="float">
            <text:p>-377.1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946" calcext:value-type="float"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-267.3" calcext:value-type="float">
            <text:p>-267.3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  <table:table-cell office:value-type="float" office:value="-545.6" calcext:value-type="float">
            <text:p>-545.6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954" calcext:value-type="float">
            <text:p>1954</text:p>
          </table:table-cell>
          <table:table-cell office:value-type="float" office:value="5" calcext:value-type="float">
            <text:p>5</text:p>
          </table:table-cell>
          <table:table-cell office:value-type="float" office:value="-2406" calcext:value-type="float">
            <text:p>-2406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Intensa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957" calcext:value-type="float">
            <text:p>1957</text:p>
          </table:table-cell>
          <table:table-cell office:value-type="float" office:value="2" calcext:value-type="float">
            <text:p>2</text:p>
          </table:table-cell>
          <table:table-cell office:value-type="float" office:value="-1203.9" calcext:value-type="float">
            <text:p>-1203.9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Intensa</text:p>
          </table:table-cell>
        </table:table-row>
        <table:table-row table:style-name="ro1">
          <table:table-cell table:number-columns-repeated="2"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float" office:value="-234.9" calcext:value-type="float">
            <text:p>-234.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965" calcext:value-type="float">
            <text:p>1965</text:p>
          </table:table-cell>
          <table:table-cell office:value-type="float" office:value="5" calcext:value-type="float">
            <text:p>5</text:p>
          </table:table-cell>
          <table:table-cell office:value-type="float" office:value="-1429.2" calcext:value-type="float">
            <text:p>-1429.2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Intensa</text:p>
          </table:table-cell>
        </table:table-row>
        <table:table-row table:style-name="ro1">
          <table:table-cell table:number-columns-repeated="2"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  <table:table-cell office:value-type="float" office:value="-550.2" calcext:value-type="float">
            <text:p>-550.2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-330.2" calcext:value-type="float">
            <text:p>-330.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-6.4" calcext:value-type="float">
            <text:p>-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-514" calcext:value-type="float">
            <text:p>-514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-102.2" calcext:value-type="float">
            <text:p>-102.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-1407.5" calcext:value-type="float">
            <text:p>-1407.5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-2927.4" calcext:value-type="float">
            <text:p>-292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ordinaria</text:p>
          </table:table-cell>
        </table:table-row>
        <table:table-row table:style-name="ro1">
          <table:table-cell table:number-columns-repeated="2"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-137.3" calcext:value-type="float">
            <text:p>-137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-90.6" calcext:value-type="float">
            <text:p>-90.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-1077.7" calcext:value-type="float">
            <text:p>-1077.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Intensa</text:p>
          </table:table-cell>
        </table:table-row>
      </table:table>
      <table:table table:name="Francisco I Madero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nio.inicial</text:p>
          </table:table-cell>
          <table:table-cell office:value-type="string" calcext:value-type="string">
            <text:p>anio.final</text:p>
          </table:table-cell>
          <table:table-cell office:value-type="string" calcext:value-type="string">
            <text:p>duracion</text:p>
          </table:table-cell>
          <table:table-cell office:value-type="string" calcext:value-type="string">
            <text:p>sever</text:p>
          </table:table-cell>
          <table:table-cell office:value-type="string" calcext:value-type="string">
            <text:p>sever.rel</text:p>
          </table:table-cell>
          <table:table-cell office:value-type="string" calcext:value-type="string">
            <text:p>tipo.sequia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951" calcext:value-type="float">
            <text:p>1951</text:p>
          </table:table-cell>
          <table:table-cell office:value-type="float" office:value="2" calcext:value-type="float">
            <text:p>2</text:p>
          </table:table-cell>
          <table:table-cell office:value-type="float" office:value="-315.9" calcext:value-type="float">
            <text:p>-315.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Intensa</text:p>
          </table:table-cell>
        </table:table-row>
        <table:table-row table:style-name="ro1">
          <table:table-cell table:number-columns-repeated="2"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  <table:table-cell office:value-type="float" office:value="-114.5" calcext:value-type="float">
            <text:p>-114.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1956" calcext:value-type="float">
            <text:p>1956</text:p>
          </table:table-cell>
          <table:table-cell office:value-type="float" office:value="1" calcext:value-type="float">
            <text:p>1</text:p>
          </table:table-cell>
          <table:table-cell office:value-type="float" office:value="-205.8" calcext:value-type="float">
            <text:p>-205.8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  <table:table-cell office:value-type="float" office:value="2" calcext:value-type="float">
            <text:p>2</text:p>
          </table:table-cell>
          <table:table-cell office:value-type="float" office:value="-155.4" calcext:value-type="float">
            <text:p>-155.4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float" office:value="2" calcext:value-type="float">
            <text:p>2</text:p>
          </table:table-cell>
          <table:table-cell office:value-type="float" office:value="-226.4" calcext:value-type="float">
            <text:p>-226.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tensa</text:p>
          </table:table-cell>
        </table:table-row>
        <table:table-row table:style-name="ro1">
          <table:table-cell table:number-columns-repeated="2"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  <table:table-cell office:value-type="float" office:value="-109.5" calcext:value-type="float">
            <text:p>-109.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-133.5" calcext:value-type="float">
            <text:p>-133.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office:value-type="float" office:value="-294.2" calcext:value-type="float">
            <text:p>-294.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Intensa</text:p>
          </table:table-cell>
        </table:table-row>
        <table:table-row table:style-name="ro1">
          <table:table-cell table:number-columns-repeated="2"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-110.9" calcext:value-type="float">
            <text:p>-110.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-12.8" calcext:value-type="float">
            <text:p>-12.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-39.2" calcext:value-type="float">
            <text:p>-39.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office:value-type="float" office:value="-623.9" calcext:value-type="float">
            <text:p>-623.9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Intensa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-877.8" calcext:value-type="float">
            <text:p>-877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ordinaria</text:p>
          </table:table-cell>
        </table:table-row>
        <table:table-row table:style-name="ro1">
          <table:table-cell table:number-columns-repeated="2"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-95.2" calcext:value-type="float">
            <text:p>-95.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-83.2" calcext:value-type="float">
            <text:p>-83.2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-357.8" calcext:value-type="float">
            <text:p>-357.8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Intensa</text:p>
          </table:table-cell>
        </table:table-row>
      </table:table>
      <table:table table:name="Luis L Leo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nio.inicial</text:p>
          </table:table-cell>
          <table:table-cell office:value-type="string" calcext:value-type="string">
            <text:p>anio.final</text:p>
          </table:table-cell>
          <table:table-cell office:value-type="string" calcext:value-type="string">
            <text:p>duracion</text:p>
          </table:table-cell>
          <table:table-cell office:value-type="string" calcext:value-type="string">
            <text:p>sever</text:p>
          </table:table-cell>
          <table:table-cell office:value-type="string" calcext:value-type="string">
            <text:p>sever.rel</text:p>
          </table:table-cell>
          <table:table-cell office:value-type="string" calcext:value-type="string">
            <text:p>tipo.sequia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957" calcext:value-type="float">
            <text:p>1957</text:p>
          </table:table-cell>
          <table:table-cell office:value-type="float" office:value="9" calcext:value-type="float">
            <text:p>9</text:p>
          </table:table-cell>
          <table:table-cell office:value-type="float" office:value="-2005.8" calcext:value-type="float">
            <text:p>-2005.8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Intensa</text:p>
          </table:table-cell>
        </table:table-row>
        <table:table-row table:style-name="ro1">
          <table:table-cell table:number-columns-repeated="2"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float" office:value="-32.4" calcext:value-type="float">
            <text:p>-32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965" calcext:value-type="float">
            <text:p>1965</text:p>
          </table:table-cell>
          <table:table-cell office:value-type="float" office:value="4" calcext:value-type="float">
            <text:p>4</text:p>
          </table:table-cell>
          <table:table-cell office:value-type="float" office:value="-239.9" calcext:value-type="float">
            <text:p>-239.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office:value-type="float" office:value="-31.8" calcext:value-type="float">
            <text:p>-31.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-49.7" calcext:value-type="float">
            <text:p>-49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office:value-type="float" office:value="-4276.6" calcext:value-type="float">
            <text:p>-4276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ordinaria</text:p>
          </table:table-cell>
        </table:table-row>
        <table:table-row table:style-name="ro1">
          <table:table-cell table:number-columns-repeated="2"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-263.8" calcext:value-type="float">
            <text:p>-263.8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table:number-columns-repeated="2"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-130.1" calcext:value-type="float">
            <text:p>-130.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ger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-600.1" calcext:value-type="float">
            <text:p>-600.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ge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0:20:30.975831687</meta:creation-date>
    <dc:date>2018-02-14T10:35:16.093719596</dc:date>
    <meta:editing-duration>PT4M35S</meta:editing-duration>
    <meta:editing-cycles>1</meta:editing-cycles>
    <meta:document-statistic meta:table-count="4" meta:cell-count="390" meta:object-count="0"/>
    <meta:generator>LibreOffice/5.1.6.2$Linux_X86_64 LibreOffice_project/10m0$Build-2</meta:generator>
  </office:meta>
</office:document-meta>
</file>